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Ubuntu" fo:font-style="normal" style:font-style-asian="normal" style:font-style-complex="normal"/>
    </style:style>
    <style:style style:name="P4" style:family="paragraph" style:parent-style-name="Standard">
      <style:text-properties style:font-name="Courier New"/>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7" style:family="paragraph" style:parent-style-name="Standard">
      <style:text-properties fo:color="#0000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8" style:family="paragraph" style:parent-style-name="Standard">
      <style:text-properties fo:color="#ff0000"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9" style:family="paragraph" style:parent-style-name="Standard">
      <style:text-properties fo:color="#ff3333" style:font-name="Courier New" fo:font-size="10pt" fo:language="en" fo:country="GB" style:font-name-asian="Courier New" style:font-size-asian="10pt" style:language-asian="en" style:country-asian="GB" style:font-name-complex="Courier New" style:font-size-complex="10pt" style:language-complex="en" style:country-complex="GB"/>
    </style:style>
    <style:style style:name="P10" style:family="paragraph" style:parent-style-name="Standard">
      <style:text-properties fo:color="#ff3333" style:font-name="Courier New" fo:font-size="10pt" style:font-size-asian="10pt" style:font-size-complex="10pt"/>
    </style:style>
    <style:style style:name="P11" style:family="paragraph" style:parent-style-name="Text_20_body">
      <style:text-properties style:font-name="Ubuntu"/>
    </style:style>
    <style:style style:name="P12" style:family="paragraph" style:parent-style-name="Text_20_body">
      <style:text-properties style:font-name="Ubuntu" fo:font-size="12pt" fo:language="en" fo:country="GB" fo:font-style="normal" style:font-name-asian="Courier New" style:font-size-asian="12pt" style:language-asian="en" style:country-asian="GB" style:font-style-asian="normal" style:font-name-complex="Courier New" style:font-size-complex="12pt" style:language-complex="en" style:country-complex="GB" style:font-style-complex="normal"/>
    </style:style>
    <style:style style:name="P13" style:family="paragraph" style:parent-style-name="Text_20_body">
      <style:text-properties style:font-name="Courier New" fo:font-size="10pt" style:font-size-asian="10pt" style:font-size-complex="10pt"/>
    </style:style>
    <style:style style:name="P14" style:family="paragraph" style:parent-style-name="Standard" style:list-style-name="L1"/>
    <style:style style:name="P1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color="#ff0000"/>
    </style:style>
    <style:style style:name="T4" style:family="text">
      <style:text-properties style:font-name="Ubuntu"/>
    </style:style>
    <style:style style:name="T5" style:family="text">
      <style:text-properties style:font-name="Ubuntu" fo:font-style="italic" style:font-style-asian="italic" style:font-style-complex="italic"/>
    </style:style>
    <style:style style:name="T6" style:family="text">
      <style:text-properties fo:font-size="12pt" fo:language="en" fo:country="GB" fo:font-style="normal" style:font-name-asian="Courier New" style:font-size-asian="12pt" style:language-asian="en" style:country-asian="GB" style:font-style-asian="normal" style:font-name-complex="Courier New" style:font-size-complex="12pt" style:language-complex="en" style:country-complex="GB" style:font-style-complex="normal"/>
    </style:style>
    <style:style style:name="T7" style:family="text">
      <style:text-properties fo:color="#000000"/>
    </style:style>
    <style:style style:name="T8" style:family="text">
      <style:text-properties fo:color="#ff3333"/>
    </style:style>
    <style:style style:name="T9" style:family="text">
      <style:text-properties style:font-name="Ubuntu"/>
    </style:style>
    <style:style style:name="fr1" style:family="graphic" style:parent-style-name="Frame">
      <style:graphic-properties style:vertical-pos="top" style:vertical-rel="paragraph-content" style:horizontal-pos="left" style:horizontal-rel="paragraph" fo:background-color="#ccffff" style:background-transparency="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gpay Atinlay</text:p>
      <text:p text:style-name="Standard"/>
      <text:p text:style-name="P1">This week's project shows how we can use Python to mess around with words. We will use a <text:span text:style-name="T1">list</text:span> to hold a word, and use something new called a <text:span text:style-name="T1">slice</text:span> as a way of getting at the individual letters that make up the word.</text:p>
      <text:p text:style-name="P1"/>
      <text:p text:style-name="P1">Pig Latin is a made-up language that has nothing to do with either pigs or with latin.</text:p>
      <text:p text:style-name="P1"/>
      <text:p text:style-name="P1">Igpay atinlay isay aay ademay-upay anguagelay atthay ashay othingnay otay oday ithway eitheray igspay oray ithway atinlay.</text:p>
      <text:p text:style-name="P1"/>
      <text:p text:style-name="P1">Do you get the idea?</text:p>
      <text:p text:style-name="P1"/>
      <text:p text:style-name="P1">It's intended as a spoken language: with a little practise you can translate it as you speak, and "decode" it as you listen.</text:p>
      <text:p text:style-name="P1"/>
      <text:p text:style-name="P1">We don't need a computer to help us, but we're going to use one anyway.</text:p>
      <text:p text:style-name="P1"/>
      <text:p text:style-name="P1">First, we need a clear set of rules to work with. Here's the rules I learned from <text:a xlink:type="simple" xlink:href="http://en.wikipedia.org/wiki/Pig_Latin">http://en.wikipedia.org/wiki/Pig_Latin</text:a></text:p>
      <text:p text:style-name="P1"/>
      <text:p text:style-name="P1">1. take first consonant or consonant cluster, move it to the end and then add "ay"</text:p>
      <text:p text:style-name="P1">2. for words that begin with a vowel, just add "ay" to the end</text:p>
      <text:p text:style-name="P1"/>
      <text:p text:style-name="P1">As usual, we will build up slowly to our final program. Let's get started.</text:p>
      <text:p text:style-name="P1"/>
      <text:p text:style-name="P1">As usual, start by opening the python shell (IDLE) and use <text:span text:style-name="T2">file-&gt;new window </text:span><text:span text:style-name="T4">and then, in that new window,</text:span><text:span text:style-name="T2"> file-&gt;save as</text:span>. Navigate to the code club drive and set the name of your program. Mine is called neal_igpay. Use your own name, so that everyone's program has a different name.</text:p>
      <text:p text:style-name="P1"/>
      <text:p text:style-name="P1">Type in this piece of code. </text:p>
      <text:p text:style-name="P5"/>
      <text:p text:style-name="P1"><draw:frame draw:style-name="fr1" draw:name="Frame1" text:anchor-type="paragraph" svg:width="17.321cm" draw:z-index="0"><draw:text-box fo:min-height="3.103cm"><text:p text:style-name="P6"># igpay - accept a line of text from the user and "translate" it into pig latin</text:p><text:p text:style-name="P6"/><text:p text:style-name="P6">text = input("Type something in and press ENTER: ")</text:p><text:p text:style-name="P6"/><text:p text:style-name="P6">words = text.split()</text:p><text:p text:style-name="P6"/><text:p text:style-name="P6">for word in words:</text:p><text:p text:style-name="P6"><text:s text:c="4"/>print(word)</text:p></draw:text-box></draw:frame></text:p>
      <text:p text:style-name="P1">Now click <text:span text:style-name="T2">run-&gt;run module</text:span> (or press F5). When the program runs it should print out a message, inviting you to type something in. Type in a few words and press the ENTER ("Return") key. You should see what you typed in repeated back to you, one word on each line. <text:s/>If you get an error when you try to run it, compare the code above carefully with what you typed. Correct any mistakes and try again.</text:p>
      <text:p text:style-name="P1"/>
      <text:p text:style-name="P1">After you have run the program, go into the Python shell and look at the values of each of the variables that we created (don't type the "&gt;&gt;&gt;" that is Python prompting you to <text:soft-page-break/>type something in).</text:p>
      <text:p text:style-name="P1"/>
      <text:p text:style-name="P4">&gt;&gt;&gt; text</text:p>
      <text:p text:style-name="P4">&gt;&gt;&gt; words</text:p>
      <text:p text:style-name="P4">&gt;&gt;&gt; words[0]</text:p>
      <text:p text:style-name="P4">&gt;&gt;&gt; words[1]</text:p>
      <text:p text:style-name="P4">&gt;&gt;&gt; words[34]</text:p>
      <text:p text:style-name="P4">&gt;&gt;&gt; words[0][0]</text:p>
      <text:p text:style-name="P4">&gt;&gt;&gt; words[0][1]</text:p>
      <text:p text:style-name="P4">&gt;&gt;&gt; words[0][2]</text:p>
      <text:p text:style-name="P4">&gt;&gt;&gt; text[0]</text:p>
      <text:p text:style-name="P4">&gt;&gt;&gt; words[0][1:]</text:p>
      <text:p text:style-name="P1"/>
      <text:p text:style-name="P1">From this you should start to see what the program is doing. First, it gets a <text:span text:style-name="T1">string</text:span> (a sequence of characters, remember; the computer doesn't know or care what they mean) from the user (you). Second, it uses <text:span text:style-name="T2">split()</text:span> to break the sequence up into a list of separate words (<text:span text:style-name="T2">split()</text:span> treats one or more spaces as a separator between words). In the program, the variable that holds the list of words is called <text:span text:style-name="T2">words</text:span>. It doesn't have to be. You can call it anything you like – provided that you always refer to it by the same name. Finally, the program runs a <text:span text:style-name="T2">for</text:span> loop and print out each part (each <text:span text:style-name="T2">element</text:span>, remember) of the list.</text:p>
      <text:p text:style-name="P1"/>
      <text:p text:style-name="P1">When you typed in those variables to the Python shell, the computer responds by printing out the value of each variable. You should have seen:</text:p>
      <text:p text:style-name="P1"/>
      <text:list xml:id="list1425451025" text:style-name="L1">
        <text:list-item>
          <text:p text:style-name="P14"><text:span text:style-name="T2">text</text:span><text:span text:style-name="T4"> is exactly the line that you typed in.</text:span></text:p>
        </text:list-item>
        <text:list-item>
          <text:p text:style-name="P14"><text:span text:style-name="T2">words</text:span><text:span text:style-name="T4"> is a </text:span><text:span text:style-name="T5">list</text:span><text:span text:style-name="T4"> <text:s/>of strings. Each one is in quotes, they are separated by commas and the whole thing is in square brackets.</text:span></text:p>
        </text:list-item>
        <text:list-item>
          <text:p text:style-name="P14"><text:span text:style-name="T2">words[0]</text:span><text:span text:style-name="T4"> is the first element in the list – the first word</text:span></text:p>
        </text:list-item>
        <text:list-item>
          <text:p text:style-name="P14"><text:span text:style-name="T2">words[34]</text:span><text:span text:style-name="T4"> is the 35th word in your list. As you probably didn't type in as many words as that, Python probably reported an error.</text:span></text:p>
        </text:list-item>
        <text:list-item>
          <text:p text:style-name="P14"><text:span text:style-name="T2">words[0][0]</text:span><text:span text:style-name="T4"> is interesting. It's the first letter of the first word. It shows that each </text:span><text:span text:style-name="T5">element</text:span><text:span text:style-name="T4"> of our </text:span><text:span text:style-name="T5">list</text:span><text:span text:style-name="T4"> is also itself a list. You can do the same with </text:span><text:span text:style-name="T2">text</text:span><text:span text:style-name="T4">.</text:span></text:p>
        </text:list-item>
        <text:list-item>
          <text:p text:style-name="P14"><text:span text:style-name="T2">words[0][1:]</text:span><text:span text:style-name="T4"> is called a </text:span><text:span text:style-name="T2">slice</text:span><text:span text:style-name="T4">. The </text:span><text:span text:style-name="T2">1</text:span><text:span text:style-name="T4"> says start from the second letter (the first letter is </text:span><text:span text:style-name="T2">words[0][0]</text:span><text:span text:style-name="T4">, remember) and the </text:span><text:span text:style-name="T2">:</text:span><text:span text:style-name="T4"> says </text:span><text:span text:style-name="T5">go on to the end</text:span><text:span text:style-name="T4">.</text:span></text:p>
        </text:list-item>
      </text:list>
      <text:p text:style-name="P1"/>
      <text:p text:style-name="Standard"><text:span text:style-name="T4">Go back to the Python shell and get it to print the values for </text:span><text:span text:style-name="T2">words[0][:4]</text:span><text:span text:style-name="T4"> and </text:span><text:span text:style-name="T2">words[0][1:2]</text:span><text:span text:style-name="T4"> and </text:span><text:span text:style-name="T2">words[0][99]</text:span><text:span text:style-name="T4"> and some other combinations to get a feel for how slices work.</text:span></text:p>
      <text:p text:style-name="P1"/>
      <text:p text:style-name="Standard"><text:span text:style-name="T4">Run the program again and type in a sentence with 5 words. Now go back to the Python shell and try </text:span><text:span text:style-name="T2">words[1:]</text:span><text:span text:style-name="T4"> and </text:span><text:span text:style-name="T2">words[2:3]</text:span><text:span text:style-name="T4"> and some other combinations to get a feel for how slices work.</text:span></text:p>
      <text:p text:style-name="P1"/>
      <text:p text:style-name="P1">If you are unclear about any of this, ask for help.</text:p>
      <text:p text:style-name="P1"/>
      <text:p text:style-name="P1">Useless fact: two pig latin words are actually in the dictionary as proper real words: ixnay and amscray.</text:p>
      <text:p text:style-name="P1"/>
      <text:p text:style-name="P1"><text:soft-page-break/></text:p>
      <text:p text:style-name="P1"/>
      <text:p text:style-name="P1"><text:span text:style-name="T1">Modify</text:span> your program to look like the one below. You don't need to type it all in; just the parts that have changed. The new code is shown in <text:span text:style-name="T3">red</text:span>.</text:p>
      <text:p text:style-name="P1"/>
      <text:p text:style-name="P1">When you type the code in, your code will not be coloured like this! </text:p>
      <text:p text:style-name="P1"><draw:frame draw:style-name="fr1" draw:name="Frame2" text:anchor-type="paragraph" svg:width="17.321cm" draw:z-index="1"><draw:text-box fo:min-height="4.759cm"><text:p text:style-name="P6"># igpay - accept a line of text from the user and "translate" it into pig latin</text:p><text:p text:style-name="P6"/><text:p text:style-name="P6">text = input("Type something in and press ENTER: ")</text:p><text:p text:style-name="P6"/><text:p text:style-name="P6">words = text.split()</text:p><text:p text:style-name="P7"/><text:p text:style-name="P7">for word in words:</text:p><text:p text:style-name="P8"><text:s text:c="4"/>lc_word = word.lower()</text:p><text:p text:style-name="P8"><text:s text:c="4"/>if lc_word.startswith( ('a','e','i','o','u') ):</text:p><text:p text:style-name="P8"><text:s text:c="8"/>print (lc_word + "ay ")</text:p><text:p text:style-name="P8"><text:s text:c="4"/>else:</text:p><text:p text:style-name="P8"><text:s text:c="8"/>print (lc_word + " hmm..")</text:p></draw:text-box></draw:frame></text:p>
      <text:p text:style-name="P1">As before, click <text:span text:style-name="T2">run-&gt;run module</text:span> (or press F5). When the program runs it should ask you (as it did before) to type something in. <text:s/>Type in the words <text:span text:style-name="T1">the rain in Spain</text:span> (it's a bit hard for me to explain what's going on in this part if we are all testing the program with <text:span text:style-name="T1">different</text:span> words). As before, if you get an error when you try to run it, compare the code above carefully with what you typed. Correct any mistakes and try again.</text:p>
      <text:p text:style-name="P1"/>
      <text:p text:style-name="P1">The only part of the program that has changed is the part inside the loop: the piece of the program that runs on each word in turn.</text:p>
      <text:p text:style-name="P1"/>
      <text:p text:style-name="P1">First, <text:span text:style-name="T2">word.lower()</text:span> makes a copy of the word, with any capital letters changed to small letters (also called <text:span text:style-name="T1">lower-case</text:span> letters). The copy is put into a new variable called <text:span text:style-name="T2">lc_word</text:span>.</text:p>
      <text:p text:style-name="P1"/>
      <text:p text:style-name="P1">Second,<text:span text:style-name="T2"> if</text:span> does a <text:span text:style-name="T1">test</text:span> on <text:span text:style-name="T2">lc_word </text:span>to see whether it starts with a vowel. It if does, the conversion to pig latin is easy: we just print the word and add the letters "ay". Easy. Otherwise (the else: part) we're a bit stuck; we have solved pig latin rule #2 (the easy one) but we haven't done rule #1 yet.</text:p>
      <text:p text:style-name="P1"/>
      <text:p text:style-name="P1">If you are unclear about any of this, ask for help.</text:p>
      <text:p text:style-name="P1"/>
      <text:p text:style-name="P1"><text:span text:style-name="T1">Modify</text:span> your program to look like the one below. You don't need to type it all in; just the parts that have changed. The new code is shown in <text:span text:style-name="T3">red</text:span>.</text:p>
      <text:p text:style-name="P1"/>
      <text:p text:style-name="P1">When you type the code in, your code will not be coloured like this! </text:p>
      <text:p text:style-name="P1"><draw:frame draw:style-name="fr1" draw:name="Frame3" text:anchor-type="paragraph" svg:width="17.321cm" draw:z-index="2"><draw:text-box fo:min-height="6.78cm"><text:p text:style-name="P6"># igpay - accept a line of text from the user and "translate" it into pig latin</text:p><text:p text:style-name="P6"/><text:p text:style-name="P6">text = input("Type something in and press ENTER: ")</text:p><text:p text:style-name="P6"/><text:p text:style-name="P6">words = text.split()</text:p><text:p text:style-name="P7"/><text:p text:style-name="P8"># if this had [] it would be a LIST. With () it is a TUPLE</text:p><text:p text:style-name="P8">vowels = ('a','e','i','o','u')</text:p><text:p text:style-name="P8"/><text:p text:style-name="P7">for word in words:</text:p><text:p text:style-name="P7"><text:s text:c="4"/>lc_word = word.lower()</text:p><text:p text:style-name="P8"><text:span text:style-name="T7"><text:s text:c="4"/>if lc_word.startswith(</text:span> vowels <text:span text:style-name="T7">):</text:span></text:p><text:p text:style-name="P8"><text:s text:c="6"/><text:span text:style-name="T7"><text:s text:c="2"/>print (lc_word + "ay ")</text:span></text:p><text:p text:style-name="P7"><text:s text:c="4"/>else:</text:p><text:p text:style-name="P8"><text:s text:c="8"/># simple (works for some words)</text:p><text:p text:style-name="P8"><text:s text:c="8"/>pig_word = lc_word[1:] + lc_word[0] + "ay"</text:p><text:p text:style-name="P8"><text:s text:c="8"/>print (pig_word)</text:p></draw:text-box></draw:frame><text:soft-page-break/></text:p>
      <text:p text:style-name="P1">As before, click <text:span text:style-name="T2">run-&gt;run module</text:span> (or press F5). When the program runs it should ask you (as it did before) to type something in. <text:s/>Type in the words <text:span text:style-name="T1">the rain in Spain</text:span>. As before, if you get an error when you try to run it, compare the code above carefully with what you typed. Correct any mistakes and try again.</text:p>
      <text:p text:style-name="P1"/>
      <text:p text:style-name="P1">The correct translation is <text:span text:style-name="T1">ethay ainray inay ainspay</text:span>, but we have <text:span text:style-name="T1">hetay ainray inay painsay</text:span>. For words that start with a consonant, we generated <text:span text:style-name="T2">pig_word</text:span> by moving the first letter to the end and adding "ay". That works for words that have a vowel as the second letter, but it's not good enough as a general-purpose solution. We need a more complex <text:s/>test.</text:p>
      <text:p text:style-name="P1"/>
      <text:p text:style-name="P1">If you are unclear about any of this, ask for help.</text:p>
      <text:p text:style-name="P3"/>
      <text:p text:style-name="P1"><text:span text:style-name="T1">Modify</text:span> your program to look like the one below. You don't need to type it all in; just the parts that have changed. The new code is shown in <text:span text:style-name="T3">red</text:span>.</text:p>
      <text:p text:style-name="P1"/>
      <text:p text:style-name="P3">When you type the code in, your code will not be coloured like this!</text:p>
      <text:p text:style-name="P1"><draw:frame draw:style-name="fr1" draw:name="Frame4" text:anchor-type="paragraph" svg:width="17.321cm" draw:z-index="3"><draw:text-box fo:min-height="6.78cm"><text:p text:style-name="P6"># igpay - accept a line of text from the user and "translate" it into pig latin</text:p><text:p text:style-name="P6"/><text:p text:style-name="P6">text = input("Type something in and press ENTER: ")</text:p><text:p text:style-name="P6"/><text:p text:style-name="P6">words = text.split()</text:p><text:p text:style-name="P7"/><text:p text:style-name="P7"># if this had [] it would be a LIST. With () it is a TUPLE</text:p><text:p text:style-name="P7">vowels = ('a','e','i','o','u')</text:p><text:p text:style-name="P7"/><text:p text:style-name="P7">for word in words:</text:p><text:p text:style-name="P7"><text:s text:c="4"/>lc_word = word.lower()</text:p><text:p text:style-name="P7"><text:s text:c="4"/>if lc_word.startswith( vowels ):</text:p><text:p text:style-name="P7"><text:s text:c="8"/>pig_word = word + "ay "</text:p><text:p text:style-name="P7"><text:s text:c="4"/>else:</text:p><text:p text:style-name="P7"><text:s text:c="6"/><text:span text:style-name="T8"><text:s text:c="2"/># better. Look for first vowel</text:span></text:p><text:p text:style-name="P9"><text:s text:c="8"/>first_vowel = 0</text:p><text:p text:style-name="P9"><text:s text:c="8"/>for letter in lc_word:</text:p><text:p text:style-name="P9"><text:s text:c="12"/>if letter.startswith(vowels):</text:p><text:p text:style-name="P9"><text:s text:c="16"/># done!</text:p><text:p text:style-name="P9"><text:s text:c="16"/>break</text:p><text:p text:style-name="P9"><text:s text:c="12"/>first_vowel = first_vowel + 1</text:p><text:p text:style-name="P9"><text:s text:c="8"/>pig_word = lc_word[first_vowel:] + lc_word[0:first_vowel] + "ay"</text:p><text:p text:style-name="P9"><text:s text:c="4"/>print(pig_word)</text:p></draw:text-box></draw:frame><text:soft-page-break/></text:p>
      <text:p text:style-name="P1">As before, click <text:span text:style-name="T2">run-&gt;run module</text:span> (or press F5). When the program runs it should ask you (as it did before) to type something in. <text:s/>Type in the words <text:span text:style-name="T1">the rain in Spain</text:span>. As before, if you get an error when you try to run it, compare the code above carefully with what you typed. Correct any mistakes and try again. In particular, make sure you have your <text:span text:style-name="T1">indentation</text:span> (spaces at the start of the line) correct: each time a line ends with a : some of the following lines are grouped together by being <text:span text:style-name="T1">indented</text:span> by an additional 4 spaces. When the group ends, we <text:span text:style-name="T1">outdent</text:span> (have 4 fewer spaces).</text:p>
      <text:p text:style-name="P1"/>
      <text:p text:style-name="P1">The change here is that the program uses a loop to step through the word, letter by letter, looking for the first vowel. When it finds one, it uses <text:span text:style-name="T2">break</text:span> to stop the loop early, and leaves the variable <text:span text:style-name="T2">first_vowel</text:span> set to the <text:span text:style-name="T2">index</text:span> of the first vowel within the word. Using <text:span text:style-name="T2">first_vowel</text:span> it's easy to form our pig word: we start with all the letters from the first vowel to the end, then add all the letters from the beginning up to (but not including) the first vowel, and finally we add "ay" on the end.</text:p>
      <text:p text:style-name="P1"/>
      <text:p text:style-name="P1">Look back at the correct translation for our sentence: you should see that the latest version of the program is working correctly.</text:p>
      <text:p text:style-name="P1"/>
      <text:p text:style-name="P1">Finally, a bit of tidying up. Lets get the whole thing printed on a single line. Do you remember how to do that from before? Just change one line (add the part in <text:span text:style-name="T8">red</text:span>).</text:p>
      <text:p text:style-name="P1"><draw:frame draw:style-name="fr1" draw:name="Frame6" text:anchor-type="paragraph" svg:width="17.321cm" draw:z-index="5"><draw:text-box fo:min-height="0.508cm"><text:p text:style-name="P6"><text:span text:style-name="T8"><text:s text:c="4"/></text:span><text:span text:style-name="T7">print(pig_word</text:span><text:span text:style-name="T8">, end=""</text:span><text:span text:style-name="T7">)</text:span></text:p></draw:text-box></draw:frame></text:p>
      <text:p text:style-name="P1">As before, click <text:span text:style-name="T2">run-&gt;run module</text:span> (or press F5) and try it out. </text:p>
      <text:p text:style-name="P1"/>
      <text:p text:style-name="P3">If you are unclear about any of this, ask for help. Otherwise, read on for some extras...</text:p>
      <text:p text:style-name="P3"/>
      <text:h text:style-name="P15" text:outline-level="1">Extras</text:h>
      <text:p text:style-name="P11">1. Modify the program to get rid of <text:span text:style-name="T2">lc_word</text:span></text:p>
      <text:p text:style-name="P11">Hint: words = text.lower().split()</text:p>
      <text:p text:style-name="P11">You can test this out in the Python shell:</text:p>
      <text:p text:style-name="P13">&gt;&gt;&gt; fred = "Hello friends and WELCOME"</text:p>
      <text:p text:style-name="P13">&gt;&gt;&gt; foo = fred.lower().split()</text:p>
      <text:p text:style-name="P13">&gt;&gt;&gt; foo</text:p>
      <text:p text:style-name="P11">What happens if you swap the <text:span text:style-name="T2">lower</text:span> and the <text:span text:style-name="T2">split</text:span>?</text:p>
      <text:p text:style-name="P11">To go with <text:span text:style-name="T2">lower()</text:span> there is also <text:span text:style-name="T2">upper()</text:span> and <text:span text:style-name="T2">swapcase()</text:span> and <text:span text:style-name="T2">capitalize() </text:span><text:span text:style-name="T4">(Although Python was written by a Dutch man, he chose to use American spellings rather than those of his nearer neighbour..)</text:span></text:p>
      <text:p text:style-name="P11"/>
      <text:p text:style-name="P11"><text:span text:style-name="T4">2. Now get rid of </text:span><text:span text:style-name="T2">text</text:span><text:span text:style-name="T4">, too.</text:span></text:p>
      <text:p text:style-name="P11"><text:span text:style-name="T4">Hint: go straight to the list </text:span><text:span text:style-name="T2">words</text:span><text:span text:style-name="T4"> all in one line.</text:span></text:p>
      <text:p text:style-name="P11"/>
      <text:p text:style-name="P11"><text:span text:style-name="T4">3. Move the main part of the program into a procedure (defined with </text:span><text:span text:style-name="T2">def</text:span><text:span text:style-name="T4">) so that the program looks like this:</text:span></text:p>
      <text:p text:style-name="P11"><draw:frame draw:style-name="fr1" draw:name="Frame5" text:anchor-type="paragraph" svg:width="17.321cm" draw:z-index="4"><draw:text-box fo:min-height="0.769cm"><text:p text:style-name="P9"># igpay - accept a line of text from the user and "translate" it into pig latin</text:p><text:p text:style-name="P10"/><text:p text:style-name="P10">text = input('Type something in and press ENTER: ')</text:p><text:p text:style-name="P10"/><text:p text:style-name="P10"># if this had [] it would be a LIST. With () it is a TUPLE</text:p><text:p text:style-name="P10">vowels = ('a','e','i','o','u')</text:p><text:p text:style-name="P10"/><text:p text:style-name="P10">def to_pig(text):</text:p><text:p text:style-name="P10"><text:s text:c="4"/># your code goes here</text:p><text:p text:style-name="P10"/><text:p text:style-name="P10">exttay = to_pig(text)</text:p><text:p text:style-name="P10">print(exttay)</text:p></draw:text-box></draw:frame></text:p>
      <text:p text:style-name="P11">4. From the Python shell try the Help-&gt;Python Docs menu item. If it works, use the "Quick search" box to search for <text:span text:style-name="T2">swapcase</text:span>. In the search results, click on <text:span text:style-name="T2">str.swapcase</text:span> to see a description of what it does. Scroll up and down to see some of the other things that you can do with strings.</text:p>
      <text:p text:style-name="P11"/>
      <text:p text:style-name="P11">5. Can you write a procedure <text:span text:style-name="T2">from_pig</text:span> to translate a sentence from pig latin back to <text:span text:style-name="T6">English?</text:span></text:p>
      <text:p text:style-name="P12">Hint: have a think about some of the examples before you start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7" text:anchor-type="paragraph" svg:x="14.34cm" svg:y="0.52cm" svg:width="2cm" draw:z-index="11"><draw:text-box fo:min-height="0.499cm"><text:p text:style-name="Frame_20_contents">V1.0</text:p></draw:text-box></draw:frame>Page <text:page-number text:select-page="current">6</text:page-number> of <text:page-count>6</text:page-count><text:tab/>Igpay Atinlay by Neal Crook May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6-17T19:46:26</dc:date>
    <meta:editing-duration>PT3H10M13S</meta:editing-duration>
    <meta:editing-cycles>16</meta:editing-cycles>
    <meta:document-statistic meta:table-count="0" meta:image-count="0" meta:object-count="0" meta:page-count="6" meta:paragraph-count="129" meta:word-count="2053" meta:character-count="11066" meta:non-whitespace-character-count="8942"/>
  </office:meta>
</office:document-meta>
</file>